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8C49808C01F74CB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orstellung SoftwareDD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on</text:p>
            <text:p><text:s/>Jessica Hofmann, Jonas Kegel </text:p>
            <text:p>und Peter Kob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liede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1<text:tab/>Planung</text:p>
                <text:p>2<text:tab/>Durchführung</text:p>
                <text:list>
                  <text:list-header>
                    <text:p>2.1<text:tab/> <text:s/>API</text:p>
                    <text:p>2.2 <text:s/>Django-Backend</text:p>
                    <text:p>2.3 <text:s/>Frontend</text:p>
                  </text:list-header>
                </text:list>
                <text:p>3<text:tab/>Demo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 Plan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-Case</text:p>
              </text:list-item>
              <text:list-item>
                <text:p>Anwendungsfalldiagramm</text:p>
              </text:list-item>
              <text:list-item>
                <text:p>Sequenzdiagramm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 Durchfüh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dee:</text:p>
                <text:list>
                  <text:list-item>
                    <text:p>Django Webserver mit User-Datenbank</text:p>
                  </text:list-item>
                  <text:list-item>
                    <text:p>API-Schnittstelle welche Lager Datenbank verwalte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1 AP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I == Application Programming Interface</text:p>
              </text:list-item>
              <text:list-item>
                <text:p>Anfragen können über verschiedene Requests zugeschickt werden</text:p>
              </text:list-item>
              <text:list-item>
                <text:p>Realisierung über Python (FastAPI Framework)</text:p>
              </text:list-item>
              <text:list-item>
                <text:p>API greift auf Lager Datenbank zu (SQL-Alchem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2 Django-Backen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3 Fronten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Dem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C49808C01F74CB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SoftwareDD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6-14T11:06:27.501000000</meta:creation-date>
    <meta:editing-duration>PT25M24S</meta:editing-duration>
    <meta:editing-cycles>5</meta:editing-cycles>
    <meta:generator>LibreOffice/6.4.6.2$Windows_X86_64 LibreOffice_project/0ce51a4fd21bff07a5c061082cc82c5ed232f115</meta:generator>
    <dc:title>Bright Blue</dc:title>
    <dc:date>2023-06-14T11:42:03.993000000</dc:date>
    <meta:document-statistic meta:object-count="53"/>
  </office:meta>
</office:document-meta>
</file>